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cdcf9" officeooo:paragraph-rsid="008cdcf9" style:font-name-asian="DejaVu Math TeX Gyre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8eca2c" officeooo:paragraph-rsid="008eca2c" style:font-name-asian="Droid Sans Fallback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天人合一</text:p>
      <text:p text:style-name="P2"/>
      <text:p text:style-name="P1"/>
      <text:p text:style-name="P4">思起心動念之因</text:p>
      <text:p text:style-name="P4">連萬物之緣</text:p>
      <text:p text:style-name="P4">始知天人合一</text:p>
      <text:p text:style-name="P4"/>
      <text:p text:style-name="P4">如果這世界是沉浸式的虛擬（VR）遊戲</text:p>
      <text:p text:style-name="P4">那麼</text:p>
      <text:p text:style-name="P4">飛碟的任意軌跡</text:p>
      <text:p text:style-name="P4">更像是增強現實（AR）</text:p>
      <text:p text:style-name="P4">在這個世界</text:p>
      <text:p text:style-name="P4">卻又不屬於這個世界</text:p>
      <text:p text:style-name="P4"/>
      <text:p text:style-name="P4">數分虛數和實數</text:p>
      <text:p text:style-name="P4">或許也不是巧合</text:p>
      <text:p text:style-name="P4">對應的</text:p>
      <text:p text:style-name="P4">人分靈魂和肉體</text:p>
      <text:p text:style-name="P4">我們所認知的肉體非肉體</text:p>
      <text:p text:style-name="P4">而是虛擬物質</text:p>
      <text:p text:style-name="P4">因爲我們在這個超級逼真的</text:p>
      <text:p text:style-name="P4">超出人類蟻人認知的虛擬空間</text:p>
      <text:p text:style-name="P4">我們真實的肉體和靈魂在這之外</text:p>
      <text:p text:style-name="P4"/>
      <text:p text:style-name="P4">飛禽走獸</text:p>
      <text:p text:style-name="P4">它們對這世界的認知</text:p>
      <text:p text:style-name="P4">可能高於人類</text:p>
      <text:p text:style-name="P4">只是它們不會說話</text:p>
      <text:p text:style-name="P4"/>
      <text:p text:style-name="P4">佛家言</text:p>
      <text:p text:style-name="P4">六道生死輪迴</text:p>
      <text:p text:style-name="P4">或許也是如此</text:p>
      <text:p text:style-name="P4">我們的肉身</text:p>
      <text:p text:style-name="P4">在真實的世界裏</text:p>
      <text:p text:style-name="P4">像囚徒</text:p>
      <text:p text:style-name="P4">進入人間這虛擬世界</text:p>
      <text:p text:style-name="P4">經歷着各種輪迴</text:p>
      <text:p text:style-name="P4">所以</text:p>
      <text:p text:style-name="P4">有佛曰</text:p>
      <text:p text:style-name="P4">吃葷</text:p>
      <text:p text:style-name="P4">其實是自己吃同類</text:p>
      <text:p text:style-name="P4">大概也是這個意思</text:p>
      <text:p text:style-name="P4"/>
      <text:p text:style-name="P4">我們真正的自由</text:p>
      <text:p text:style-name="P4">是積善行德</text:p>
      <text:p text:style-name="P4">擺脫這輪迴</text:p>
      <text:p text:style-name="P4">所以</text:p>
      <text:p text:style-name="P4">又有佛言</text:p>
      <text:p text:style-name="P4">醫人一世</text:p>
      <text:p text:style-name="P4">渡人萬世</text:p>
      <text:p text:style-name="P4"/>
      <text:p text:style-name="P4">外面的世界如何？</text:p>
      <text:p text:style-name="P4"/>
      <text:p text:style-name="P4">無人知曉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09T09:27:01.634189473</dc:date>
    <meta:editing-duration>PT3H55M42S</meta:editing-duration>
    <meta:editing-cycles>139</meta:editing-cycles>
    <meta:document-statistic meta:table-count="0" meta:image-count="0" meta:object-count="0" meta:page-count="1" meta:paragraph-count="45" meta:word-count="291" meta:character-count="293" meta:non-whitespace-character-count="293"/>
  </office:meta>
</office:document-meta>
</file>